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3" style:family="table-cell" style:parent-style-name="Default" style:data-style-name="N2">
      <style:table-cell-properties fo:border-bottom="none" fo:border-left="0.99pt solid #ff3333" fo:border-right="0.99pt solid #ff3333" fo:border-top="none"/>
    </style:style>
    <style:style style:name="ce4" style:family="table-cell" style:parent-style-name="Default" style:data-style-name="N2">
      <style:table-cell-properties fo:border-bottom="0.99pt solid #ff3333" fo:border-left="0.99pt solid #ff3333" fo:border-right="0.99pt solid #ff3333" fo:border-top="none"/>
    </style:style>
    <style:style style:name="ce5" style:family="table-cell" style:parent-style-name="Default" style:data-style-name="N36"/>
    <style:style style:name="ce6" style:family="table-cell" style:parent-style-name="Default" style:data-style-name="N41"/>
    <style:style style:name="ce7" style:family="table-cell" style:parent-style-name="Default" style:data-style-name="N112"/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content-validations>
        <table:content-validation table:name="val1" table:base-cell-address="SDG.A14">
          <table:help-message table:title="Calibration data" table:display="true">
            <text:p>Only seven real numbers should be entered.</text:p>
          </table:help-message>
          <table:error-message table:message-type="warning" table:title="Check the data" table:display="true">
            <text:p>Only seven positive real numbers should be entered</text:p>
          </table:error-message>
        </table:content-validation>
        <table:content-validation table:name="val2" table:condition="of:cell-content-is-in-list(&quot;Slug&quot;;&quot;Constant Release&quot;)" table:allow-empty-cell="false" table:display-list="unsorted" table:base-cell-address="SDG.B1">
          <table:help-message table:title="Type of salt dilution gauging method" table:display="true">
            <text:p>Slug or Constant Release</text:p>
          </table:help-message>
          <table:error-message table:message-type="warning" table:title="Select one of the list" table:display="true"/>
        </table:content-validation>
        <table:content-validation table:name="val3" table:condition="of:cell-content-is-in-list(&quot;wlr_101&quot;;&quot;wlr_102&quot;;&quot;wlr_103&quot;;&quot;wlr_103a&quot;;&quot;wlr_104&quot;;&quot;wlr_104a&quot;;&quot;wlr_105&quot;;&quot;wlr_105a&quot;;&quot;wlr_106&quot;;&quot;wlr_106a&quot;;&quot;wlr_107&quot;;&quot;wlr_108&quot;;&quot;wlr_108a&quot;;&quot;wlr_109&quot;;&quot;wlr_114&quot;)" table:allow-empty-cell="false" table:display-list="sort-ascending" table:base-cell-address="SDG.B2">
          <table:help-message table:title="Station number" table:display="true">
            <text:p>Select the WLR no where the SDG gauging was done</text:p>
          </table:help-message>
          <table:error-message table:message-type="warning" table:title="Only select one from the drop-down list provided" table:display="true">
            <text:p>Any new number must be entered in the data&gt;&gt;validity settings.</text:p>
          </table:error-message>
        </table:content-validation>
        <table:content-validation table:name="val4" table:condition="of:cell-content-is-date() and cell-content-is-between(40909,42735)" table:allow-empty-cell="true" table:base-cell-address="SDG.B3">
          <table:help-message table:title="Date" table:display="true">
            <text:p>Enter date as dd/mm/yyyy</text:p>
          </table:help-message>
          <table:error-message table:message-type="stop" table:title="Incorrect format or date" table:display="true">
            <text:p>Enter date as dd/mm/yyyy only. Other formats are not allowed.</text:p>
            <text:p>All data has to be between 01/01/2012 and 31/12/2016.</text:p>
          </table:error-message>
        </table:content-validation>
        <table:content-validation table:name="val5" table:condition="of:cell-content-is-time() and cell-content-is-between(0.291666666666667,0.791666666666667)" table:allow-empty-cell="false" table:base-cell-address="SDG.B4">
          <table:help-message table:title="Enter START time" table:display="true">
            <text:p>Type in start time of SDG measurement. Values must be between 07:00:00 and 19:00:00</text:p>
          </table:help-message>
          <table:error-message table:message-type="stop" table:title="Incorrect time range or format." table:display="true">
            <text:p>Time must be between 7am and 7pm.</text:p>
          </table:error-message>
        </table:content-validation>
        <table:content-validation table:name="val6" table:condition="of:cell-content-is-in-list(&quot;Saravanan&quot;;&quot;Kumaran&quot;;&quot;Kamal&quot;;&quot;Sankar&quot;)" table:allow-empty-cell="false" table:display-list="unsorted" table:base-cell-address="SDG.B5">
          <table:help-message table:title="Select team leader name" table:display="true">
            <text:p>Only one name should be entered here</text:p>
          </table:help-message>
          <table:error-message table:message-type="warning" table:title="Warning" table:display="true">
            <text:p>Only one name should be selected.</text:p>
          </table:error-message>
        </table:content-validation>
        <table:content-validation table:name="val7" table:condition="of:cell-content-is-in-list(&quot;EC Tester 11+&quot;)" table:allow-empty-cell="false" table:display-list="unsorted" table:base-cell-address="SDG.B6">
          <table:help-message table:title="Name of conductivity meter model" table:display="true">
            <text:p>Select the correct model</text:p>
          </table:help-message>
          <table:error-message table:message-type="warning" table:title="Warning" table:display="true">
            <text:p>Any new model must fist be entered into data&gt;&gt;validity tool</text:p>
          </table:error-message>
        </table:content-validation>
        <table:content-validation table:name="val8" table:condition="of:cell-content-is-whole-number() and cell-content-is-between(1,20)" table:allow-empty-cell="false" table:base-cell-address="SDG.B7">
          <table:help-message table:title="Enter time interval." table:display="true">
            <text:p>Enter a single number here for time interval between readings in seconds.</text:p>
          </table:help-message>
          <table:error-message table:message-type="stop" table:title="Incorrect number" table:display="true">
            <text:p>Only whole numbers are allowed.</text:p>
          </table:error-message>
        </table:content-validation>
        <table:content-validation table:name="val9" table:condition="of:cell-content-is-whole-number() and cell-content-is-between(1,5)" table:allow-empty-cell="true" table:base-cell-address="SDG.B8">
          <table:help-message table:title="Number of trial" table:display="true">
            <text:p>Enter which trial this data is for</text:p>
          </table:help-message>
          <table:error-message table:message-type="warning" table:title="Error in data" table:display="true">
            <text:p>Only whole number between 1 and 5 are allowed.</text:p>
          </table:error-message>
        </table:content-validation>
        <table:content-validation table:name="val10" table:condition="of:cell-content-is-decimal-number() and cell-content()&gt;0" table:allow-empty-cell="false" table:base-cell-address="SDG.B9">
          <table:help-message table:title="Background EC" table:display="true">
            <text:p>Enter the background EC of the stream before the salt is released.</text:p>
          </table:help-message>
          <table:error-message table:message-type="stop" table:title="Check the data" table:display="true">
            <text:p>Only decimal numbers greater than 0.0 are allowed.</text:p>
          </table:error-message>
        </table:content-validation>
        <table:content-validation table:name="val11" table:condition="of:cell-content-is-whole-number() and cell-content()&gt;0" table:allow-empty-cell="true" table:base-cell-address="SDG.B10">
          <table:help-message table:title="How much salt was used for the SDG?" table:display="true">
            <text:p>Enter the weight in grams.</text:p>
          </table:help-message>
          <table:error-message table:message-type="stop" table:title="Incorrect entry" table:display="true">
            <text:p>Only whole numbers are allowed.</text:p>
          </table:error-message>
        </table:content-validation>
        <table:content-validation table:name="val12" table:condition="of:cell-content-is-whole-number() and cell-content()&gt;0" table:allow-empty-cell="true" table:base-cell-address="SDG.B11">
          <table:help-message table:title="How much salt was used for the standard." table:display="true">
            <text:p>Enter the weight in grams used for the calibration.</text:p>
          </table:help-message>
          <table:error-message table:message-type="stop" table:title="Incorrect entry" table:display="true">
            <text:p>Only whole numbers are allowed.</text:p>
          </table:error-message>
        </table:content-validation>
        <table:content-validation table:name="val13" table:condition="of:cell-content-is-decimal-number() and cell-content()&gt;0" table:allow-empty-cell="true" table:base-cell-address="SDG.B12">
          <table:help-message table:title="Stage" table:display="true">
            <text:p>What was the stage when the SDG was done. You can leave this cell blank.</text:p>
          </table:help-message>
        </table:content-validation>
        <table:content-validation table:name="val14" table:condition="of:cell-content-is-whole-number() and cell-content()&gt;0" table:allow-empty-cell="true" table:base-cell-address="SDG.B14">
          <table:help-message table:title="EC data after salt release" table:display="true">
            <text:p>Enter observed values of EC in the stream.</text:p>
          </table:help-message>
          <table:error-message table:message-type="warning" table:title="Check the data!" table:display="true">
            <text:p>Only positive real number allowed</text:p>
          </table:error-message>
        </table:content-validation>
      </table:content-validations>
      <table:table table:name="SDG" table:style-name="ta1"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Default" table:content-validation-name="val2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Default" table:content-validation-name="val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5" table:content-validation-name="val4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 table:content-validation-name="val5"/>
        </table:table-row>
        <table:table-row table:style-name="ro1">
          <table:table-cell table:style-name="ce1" office:value-type="string" calcext:value-type="string">
            <text:p>Team</text:p>
          </table:table-cell>
          <table:table-cell table:style-name="Default" table:content-validation-name="val6"/>
        </table:table-row>
        <table:table-row table:style-name="ro2">
          <table:table-cell table:style-name="ce1" office:value-type="string" calcext:value-type="string">
            <text:p>Conductivity meter</text:p>
          </table:table-cell>
          <table:table-cell table:style-name="Default" table:content-validation-name="val7"/>
        </table:table-row>
        <table:table-row table:style-name="ro1">
          <table:table-cell table:style-name="ce1" office:value-type="string" calcext:value-type="string">
            <text:p>Time interval</text:p>
          </table:table-cell>
          <table:table-cell table:style-name="ce7" table:content-validation-name="val8"/>
        </table:table-row>
        <table:table-row table:style-name="ro1">
          <table:table-cell table:style-name="ce1" office:value-type="string" calcext:value-type="string">
            <text:p>Trial no.</text:p>
          </table:table-cell>
          <table:table-cell table:style-name="ce7" table:content-validation-name="val9"/>
        </table:table-row>
        <table:table-row table:style-name="ro2">
          <table:table-cell table:style-name="ce1" office:value-type="string" calcext:value-type="string">
            <text:p>Background EC</text:p>
          </table:table-cell>
          <table:table-cell table:content-validation-name="val10"/>
        </table:table-row>
        <table:table-row table:style-name="ro1">
          <table:table-cell table:style-name="ce1" office:value-type="string" calcext:value-type="string">
            <text:p>Salt gm.</text:p>
          </table:table-cell>
          <table:table-cell table:style-name="ce7" table:content-validation-name="val11"/>
        </table:table-row>
        <table:table-row table:style-name="ro1">
          <table:table-cell table:style-name="ce1" office:value-type="string" calcext:value-type="string">
            <text:p>Standard gm.</text:p>
          </table:table-cell>
          <table:table-cell table:style-name="ce7" table:content-validation-name="val12"/>
        </table:table-row>
        <table:table-row table:style-name="ro1">
          <table:table-cell table:style-name="ce1" office:value-type="string" calcext:value-type="string">
            <text:p>Stage</text:p>
          </table:table-cell>
          <table:table-cell table:content-validation-name="val13"/>
        </table:table-row>
        <table:table-row table:style-name="ro1">
          <table:table-cell table:style-name="ce2" office:value-type="string" calcext:value-type="string">
            <text:p>EC Calib</text:p>
          </table:table-cell>
          <table:table-cell table:style-name="Default" office:value-type="string" calcext:value-type="string">
            <text:p>EC SDG</text:p>
          </table:table-cell>
        </table:table-row>
        <table:table-row table:style-name="ro1" table:number-rows-repeated="6">
          <table:table-cell table:style-name="ce3" table:content-validation-name="val1"/>
          <table:table-cell table:content-validation-name="val14"/>
        </table:table-row>
        <table:table-row table:style-name="ro1">
          <table:table-cell table:style-name="ce4" table:content-validation-name="val1"/>
          <table:table-cell table:content-validation-name="val14"/>
        </table:table-row>
        <table:table-row table:style-name="ro1" table:number-rows-repeated="1048555">
          <table:table-cell/>
          <table:table-cell table:content-validation-name="val14"/>
        </table:table-row>
        <table:table-row table:style-name="ro1">
          <table:table-cell/>
          <table:table-cell table:content-validation-name="val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0:25:47.016502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0:25:48.497706817</meta:creation-date>
    <dc:title>Tables</dc:title>
    <meta:editing-duration>PT15M31S</meta:editing-duration>
    <meta:editing-cycles>8</meta:editing-cycles>
    <meta:generator>LibreOffice/5.0.1.2$Linux_X86_64 LibreOffice_project/81898c9f5c0d43f3473ba111d7b351050be20261</meta:generator>
    <meta:initial-creator>R.S. Bhalla</meta:initial-creator>
    <dc:date>2015-10-04T10:59:22.141175827</dc:date>
    <dc:creator>R.S. Bhalla</dc:creator>
    <meta:document-statistic meta:table-count="1" meta:cell-count="14" meta:object-count="0"/>
  </office:meta>
</office:document-meta>
</file>